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bec" officeooo:paragraph-rsid="00009bec"/>
    </style:style>
    <style:style style:name="P2" style:family="paragraph" style:parent-style-name="Standard">
      <style:text-properties fo:font-size="16pt" fo:font-weight="bold" officeooo:rsid="00009bec" officeooo:paragraph-rsid="00009be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09bec" officeooo:paragraph-rsid="00009be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009bec" officeooo:paragraph-rsid="00009bec" style:font-size-asian="12pt" style:font-size-complex="12pt"/>
    </style:style>
    <style:style style:name="P5" style:family="paragraph" style:parent-style-name="Standard">
      <style:text-properties officeooo:paragraph-rsid="00009bec"/>
    </style:style>
    <style:style style:name="P6" style:family="paragraph" style:parent-style-name="Standard">
      <style:paragraph-properties style:line-height-at-least="0.1874in"/>
      <style:text-properties fo:color="#000000" style:font-name="IBMPlexMono," fo:font-size="9pt" fo:font-weight="normal" fo:background-color="#fffffe"/>
    </style:style>
    <style:style style:name="P7" style:family="paragraph" style:parent-style-name="Standard">
      <style:paragraph-properties style:line-height-at-least="0.1874in"/>
      <style:text-properties fo:color="#000000" fo:background-color="#fffffe"/>
    </style:style>
    <style:style style:name="P8" style:family="paragraph" style:parent-style-name="Standard">
      <style:text-properties officeooo:paragraph-rsid="00017d13"/>
    </style:style>
    <style:style style:name="T1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2" style:family="text">
      <style:text-properties fo:font-variant="normal" fo:text-transform="none" fo:color="#212121" style:font-name="Inter" fo:font-size="9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12121" style:font-name="Inter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12121" style:font-name="Inter" fo:letter-spacing="normal" fo:font-style="normal" fo:font-weight="normal"/>
    </style:style>
    <style:style style:name="T5" style:family="text">
      <style:text-properties fo:font-variant="normal" fo:text-transform="none" style:text-line-through-style="none" style:text-line-through-type="none" style:font-name="Inter" fo:font-size="9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style:text-line-through-style="none" style:text-line-through-type="none" style:font-name="Inter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font-name="Inter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Inter" fo:font-size="12pt" fo:letter-spacing="normal" fo:font-style="normal" fo:font-weight="normal" officeooo:rsid="00009bec" style:font-size-asian="12pt" style:font-size-complex="12pt"/>
    </style:style>
    <style:style style:name="T10" style:family="text">
      <style:text-properties fo:font-variant="normal" fo:text-transform="none" style:font-name="Inter" fo:font-size="12pt" fo:letter-spacing="normal" fo:font-style="normal" fo:font-weight="normal" officeooo:rsid="00017d13" style:font-size-asian="12pt" style:font-size-complex="12pt"/>
    </style:style>
    <style:style style:name="T11" style:family="text">
      <style:text-properties fo:font-variant="normal" fo:text-transform="none" style:font-name="Inter" fo:font-size="9pt" fo:letter-spacing="normal" fo:font-style="normal" fo:font-weight="normal"/>
    </style:style>
    <style:style style:name="T12" style:family="text">
      <style:text-properties fo:font-variant="normal" fo:text-transform="none" style:font-name="Inter" fo:font-size="9pt" fo:letter-spacing="normal" fo:font-style="normal" fo:font-weight="normal" officeooo:rsid="00009bec" style:font-size-asian="12pt" style:font-size-complex="12pt"/>
    </style:style>
    <style:style style:name="T13" style:family="text">
      <style:text-properties fo:font-variant="normal" fo:text-transform="none" style:font-name="Inter" fo:letter-spacing="normal" fo:font-style="normal" fo:font-weight="normal"/>
    </style:style>
    <style:style style:name="T14" style:family="text">
      <style:text-properties fo:font-variant="normal" fo:text-transform="none" style:font-name="Inter" fo:letter-spacing="normal" fo:font-style="normal" fo:font-weight="normal" officeooo:rsid="00009bec"/>
    </style:style>
    <style:style style:name="T15" style:family="text">
      <style:text-properties fo:font-size="12pt" fo:font-weight="normal" officeooo:rsid="00009bec" style:font-size-asian="10.5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09bec" style:font-size-asian="12pt" style:font-size-complex="12pt"/>
    </style:style>
    <style:style style:name="T18" style:family="text">
      <style:text-properties fo:color="#001188" style:font-name="IBMPlexMono," fo:font-size="9pt" fo:font-weight="normal"/>
    </style:style>
    <style:style style:name="T19" style:family="text">
      <style:text-properties fo:color="#001188" style:font-name="IBMPlexMono," fo:font-size="12pt" fo:font-weight="normal" officeooo:rsid="00009bec" fo:background-color="#fffffe" loext:char-shading-value="0" style:font-size-asian="12pt" style:font-size-complex="12pt"/>
    </style:style>
    <style:style style:name="T20" style:family="text">
      <style:text-properties fo:color="#000000" style:font-name="IBMPlexMono," fo:font-size="12pt" fo:font-weight="normal" officeooo:rsid="00009bec" fo:background-color="#fffffe" loext:char-shading-value="0" style:font-size-asian="12pt" style:font-size-complex="12pt"/>
    </style:style>
    <style:style style:name="T21" style:family="text">
      <style:text-properties fo:color="#642880" style:font-name="IBMPlexMono," fo:font-size="12pt" fo:font-weight="bold" officeooo:rsid="00009bec" fo:background-color="#fffffe" loext:char-shading-value="0" style:font-size-asian="12pt" style:font-size-complex="12pt"/>
    </style:style>
    <style:style style:name="T22" style:family="text">
      <style:text-properties fo:color="#2a00ff" style:font-name="IBMPlexMono," fo:font-size="12pt" fo:font-weight="normal" officeooo:rsid="00009bec" fo:background-color="#fffffe" loext:char-shading-value="0" style:font-size-asian="12pt" style:font-size-complex="12pt"/>
    </style:style>
    <style:style style:name="T23" style:family="text">
      <style:text-properties fo:color="#800555" style:font-name="IBMPlexMono," fo:font-size="12pt" fo:font-weight="bold" officeooo:rsid="00009bec" fo:background-color="#fffffe" loext:char-shading-value="0" style:font-size-asian="12pt" style:font-size-complex="12pt"/>
    </style:style>
    <style:style style:name="T24" style:family="text">
      <style:text-properties style:font-name="IBMPlexMono," fo:font-size="9pt" fo:font-weight="normal"/>
    </style:style>
    <style:style style:name="T25" style:family="text">
      <style:text-properties fo:color="#ff00aa" style:font-name="IBMPlexMono," fo:font-size="9pt" fo:font-weight="normal"/>
    </style:style>
    <style:style style:name="T26" style:family="text">
      <style:text-properties officeooo:rsid="00017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stMan</text:p>
      <text:p text:style-name="P3">Task_1</text:p>
      <text:p text:style-name="P3">I have created csv file with content</text:p>
      <text:p text:style-name="P3">city</text:p>
      <text:p text:style-name="P3">Goris</text:p>
      <text:p text:style-name="P3">Kapan</text:p>
      <text:p text:style-name="P3">Vanadzor</text:p>
      <text:p text:style-name="P3">Yerevan</text:p>
      <text:p text:style-name="P5"><text:span text:style-name="T15">then I set a “city” variable in </text:span><text:span text:style-name="T3">https://search.yahoo.com/search?p=</text:span><text:span text:style-name="T6">{{city}}</text:span><text:span text:style-name="T16"> <text:s/></text:span><text:span text:style-name="T17">URL, and added </text:span><text:span text:style-name="T19">pm</text:span><text:span text:style-name="T20">.</text:span><text:span text:style-name="T21">test</text:span><text:span text:style-name="T20">(</text:span><text:span text:style-name="T22">"Status test"</text:span><text:span text:style-name="T20">, </text:span><text:span text:style-name="T23">function</text:span><text:span text:style-name="T20"> () {</text:span></text:p>
      <text:p text:style-name="P7">    <text:span text:style-name="T18">pm</text:span><text:span text:style-name="T24">.</text:span><text:span text:style-name="T18">response</text:span><text:span text:style-name="T24">.</text:span><text:span text:style-name="T18">to</text:span><text:span text:style-name="T24">.</text:span><text:span text:style-name="T18">have</text:span><text:span text:style-name="T24">.status(</text:span><text:span text:style-name="T25">200</text:span><text:span text:style-name="T24">);</text:span></text:p>
      <text:p text:style-name="P6">});</text:p>
      <text:p text:style-name="P1"><text:span text:style-name="T16">to the request “Tests” tab.</text:span></text:p>
      <text:p text:style-name="P1"><text:span text:style-name="T16"/></text:p>
      <text:p text:style-name="P1"><text:span text:style-name="T16">Task_2</text:span></text:p>
      <text:p text:style-name="P1"><text:span text:style-name="T16">I have created 3 environments and added 2 variables </text:span></text:p>
      <text:p text:style-name="P4"><text:span text:style-name="T7">{{base_url}}</text:span><text:span text:style-name="T4">?</text:span><text:span text:style-name="T7">{{Key}}</text:span><text:span text:style-name="T4">=Goris</text:span> </text:p>
      <text:p text:style-name="P5"><text:span text:style-name="T17">base_url - </text:span><text:span text:style-name="T3">https://www.bing.com/search</text:span><text:span text:style-name="T16"> </text:span></text:p>
      <text:p text:style-name="P5"><text:span text:style-name="T9">Key - </text:span><text:span text:style-name="T8">q</text:span></text:p>
      <text:p text:style-name="P5"><text:span text:style-name="T17">base_url - </text:span><text:span text:style-name="T3">https://www.google.com/search</text:span><text:span text:style-name="T16"> </text:span></text:p>
      <text:p text:style-name="P5"><text:span text:style-name="T9">Key - q</text:span></text:p>
      <text:p text:style-name="P5"><text:span text:style-name="T17">base_url - </text:span><text:span text:style-name="T3">https://search.yahoo.com/search</text:span><text:span text:style-name="T16"> </text:span></text:p>
      <text:p text:style-name="P8"><text:span text:style-name="T9">Key - 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2-26T16:02:52.335000000</dc:date>
    <meta:editing-duration>PT3M48S</meta:editing-duration>
    <meta:editing-cycles>1</meta:editing-cycles>
    <meta:document-statistic meta:table-count="0" meta:image-count="0" meta:object-count="0" meta:page-count="1" meta:paragraph-count="21" meta:word-count="66" meta:character-count="500" meta:non-whitespace-character-count="445"/>
  </office:meta>
</office:document-meta>
</file>